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850" officeooo:paragraph-rsid="00161850"/>
    </style:style>
    <style:style style:name="T1" style:family="text">
      <style:text-properties officeooo:rsid="00161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Obtén todos los animes estrenados después de 2010.</text:p>
      <text:p text:style-name="P1">//animes/anime[ano&gt;2010];</text:p>
      <text:p text:style-name="Standard"/>
      <text:p text:style-name="Standard">- Encuentra todos los animes producidos por un estudio de animación</text:p>
      <text:p text:style-name="Standard">específico. Por ejemplo “Estudio Ghibli”.</text:p>
      <text:p text:style-name="Standard">//<text:span text:style-name="T1">animes/anime[estudio = ‘Wit Studio];</text:span></text:p>
      <text:p text:style-name="Standard"/>
      <text:p text:style-name="Standard">- Encuentra todos los animes de un género particular.</text:p>
      <text:p text:style-name="Standard">//<text:span text:style-name="T1">animes/anime[genero = ‘Accion’]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07:42:51.633000000</meta:creation-date>
    <dc:date>2024-01-26T07:47:24.372000000</dc:date>
    <meta:editing-duration>PT4M34S</meta:editing-duration>
    <meta:editing-cycles>1</meta:editing-cycles>
    <meta:document-statistic meta:table-count="0" meta:image-count="0" meta:object-count="0" meta:page-count="1" meta:paragraph-count="7" meta:word-count="42" meta:character-count="310" meta:non-whitespace-character-count="275"/>
    <meta:generator>LibreOffice/7.5.5.2$Windows_X86_64 LibreOffice_project/ca8fe7424262805f223b9a2334bc7181abbcbf5e</meta:generator>
  </office:meta>
</office:document-meta>
</file>